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 fo:min-height="3.7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0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186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15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15cm" fo:min-width="0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objectwithoutfill">
      <style:graphic-properties svg:stroke-color="#000000" draw:marker-start="Circle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7da64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2pt" fo:language="nds" fo:country="DE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4cm" svg:x="5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0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6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6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4cm" svg:height="2.4cm" svg:x="5.8cm" svg:y="7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cm" svg:height="1.106cm" svg:x="12cm" svg:y="9.094cm">
          <draw:text-box>
            <text:p><text:span text:style-name="T1">GND</text:span></text:p>
          </draw:text-box>
        </draw:frame>
        <draw:frame draw:style-name="gr5" draw:text-style-name="P3" draw:layer="layout" svg:width="2.2cm" svg:height="1.106cm" svg:x="12cm" svg:y="5.694cm">
          <draw:text-box>
            <text:p><text:span text:style-name="T1">GND</text:span></text:p>
          </draw:text-box>
        </draw:frame>
        <draw:frame draw:style-name="gr6" draw:text-style-name="P3" draw:layer="layout" svg:width="2.9cm" svg:height="1.5cm" svg:x="10.5cm" svg:y="5.6cm">
          <draw:text-box>
            <text:p><text:span text:style-name="T2">Input</text:span></text:p>
          </draw:text-box>
        </draw:frame>
        <draw:frame draw:style-name="gr6" draw:text-style-name="P3" draw:layer="layout" svg:width="2.9cm" svg:height="1.5cm" svg:x="10.5cm" svg:y="5.6cm">
          <draw:text-box>
            <text:p><text:span text:style-name="T2">Input</text:span></text:p>
          </draw:text-box>
        </draw:frame>
        <draw:frame draw:style-name="gr7" draw:text-style-name="P4" draw:layer="layout" svg:width="3.2cm" svg:height="1.436cm" svg:x="10.7cm" svg:y="9.064cm">
          <draw:text-box>
            <text:p><text:span text:style-name="T2">Out</text:span></text:p>
            <text:p/>
          </draw:text-box>
        </draw:frame>
        <draw:custom-shape draw:style-name="gr8" draw:text-style-name="P5" draw:layer="layout" svg:width="0.4cm" svg:height="1.6cm" svg:x="11.1cm" svg:y="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4cm" svg:height="1.6cm" svg:x="12.4cm" svg:y="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4cm" svg:height="1.6cm" svg:x="11.1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4cm" svg:height="1.6cm" svg:x="12.5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2.8cm" svg:height="1cm" draw:transform="rotate (1.5707963267949) translate (9.948cm 5.047cm)">
          <draw:text-box>
            <text:p>Akku +</text:p>
          </draw:text-box>
        </draw:frame>
        <draw:frame draw:style-name="gr10" draw:text-style-name="P4" draw:layer="layout" svg:width="2.8cm" svg:height="1cm" draw:transform="rotate (1.5707963267949) translate (12.648cm 5.047cm)">
          <draw:text-box>
            <text:p>Akku -</text:p>
          </draw:text-box>
        </draw:frame>
        <draw:frame draw:style-name="gr11" draw:text-style-name="P4" draw:layer="layout" svg:width="5.6cm" svg:height="1.673cm" draw:transform="rotate (1.5707963267949) translate (10.075cm 14.347cm)">
          <draw:text-box>
            <text:p>Verbraucher +</text:p>
          </draw:text-box>
        </draw:frame>
        <draw:frame draw:style-name="gr11" draw:text-style-name="P4" draw:layer="layout" svg:width="5.6cm" svg:height="1.673cm" draw:transform="rotate (1.5707963267949) translate (12.775cm 14.247cm)">
          <draw:text-box>
            <text:p>Verbraucher -</text:p>
          </draw:text-box>
        </draw:frame>
        <draw:line draw:style-name="gr12" draw:text-style-name="P7" draw:layer="layout" svg:x1="3.5cm" svg:y1="6.1cm" svg:x2="5.7cm" svg:y2="6.1cm">
          <text:p/>
        </draw:line>
        <draw:line draw:style-name="gr12" draw:text-style-name="P7" draw:layer="layout" svg:x1="3.5cm" svg:y1="6.5cm" svg:x2="5.7cm" svg:y2="6.5cm">
          <text:p/>
        </draw:line>
        <draw:frame draw:style-name="gr13" draw:text-style-name="P8" draw:layer="layout" svg:width="3.3cm" svg:height="1.039cm" svg:x="1.3cm" svg:y="5.461cm">
          <draw:text-box>
            <text:p><text:span text:style-name="T3">Reed-Kontakt oder Taster</text:span></text:p>
          </draw:text-box>
        </draw:frame>
        <draw:custom-shape draw:style-name="gr1" draw:text-style-name="P1" draw:layer="layout" svg:width="8cm" svg:height="4cm" svg:x="17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22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4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2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4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7.9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7.9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4cm" svg:height="2.4cm" svg:x="17.7cm" svg:y="7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cm" svg:height="1.106cm" svg:x="23.9cm" svg:y="9.094cm">
          <draw:text-box>
            <text:p><text:span text:style-name="T1">GND</text:span></text:p>
          </draw:text-box>
        </draw:frame>
        <draw:frame draw:style-name="gr5" draw:text-style-name="P3" draw:layer="layout" svg:width="2.2cm" svg:height="1.106cm" svg:x="23.9cm" svg:y="5.694cm">
          <draw:text-box>
            <text:p><text:span text:style-name="T1">GND</text:span></text:p>
          </draw:text-box>
        </draw:frame>
        <draw:frame draw:style-name="gr6" draw:text-style-name="P3" draw:layer="layout" svg:width="2.9cm" svg:height="1.5cm" svg:x="22.4cm" svg:y="5.6cm">
          <draw:text-box>
            <text:p><text:span text:style-name="T2">Input</text:span></text:p>
          </draw:text-box>
        </draw:frame>
        <draw:frame draw:style-name="gr6" draw:text-style-name="P3" draw:layer="layout" svg:width="2.9cm" svg:height="1.5cm" svg:x="22.4cm" svg:y="5.6cm">
          <draw:text-box>
            <text:p><text:span text:style-name="T2">Input</text:span></text:p>
          </draw:text-box>
        </draw:frame>
        <draw:frame draw:style-name="gr7" draw:text-style-name="P4" draw:layer="layout" svg:width="3.2cm" svg:height="1.436cm" svg:x="22.6cm" svg:y="9.064cm">
          <draw:text-box>
            <text:p><text:span text:style-name="T2">Out</text:span></text:p>
            <text:p/>
          </draw:text-box>
        </draw:frame>
        <draw:custom-shape draw:style-name="gr8" draw:text-style-name="P5" draw:layer="layout" svg:width="0.4cm" svg:height="1.6cm" svg:x="23cm" svg:y="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4cm" svg:height="1.6cm" svg:x="24.3cm" svg:y="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4cm" svg:height="1.6cm" svg:x="23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4cm" svg:height="1.6cm" svg:x="24.4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2.8cm" svg:height="1cm" draw:transform="rotate (1.5707963267949) translate (22.1cm 5.1cm)">
          <draw:text-box>
            <text:p>Akku +</text:p>
          </draw:text-box>
        </draw:frame>
        <draw:frame draw:style-name="gr10" draw:text-style-name="P4" draw:layer="layout" svg:width="2.8cm" svg:height="1cm" draw:transform="rotate (1.5707963267949) translate (24.8cm 5.3cm)">
          <draw:text-box>
            <text:p>Akku -</text:p>
          </draw:text-box>
        </draw:frame>
        <draw:frame draw:style-name="gr11" draw:text-style-name="P4" draw:layer="layout" svg:width="5.6cm" svg:height="1.673cm" draw:transform="rotate (1.5707963267949) translate (22.127cm 14.4cm)">
          <draw:text-box>
            <text:p>Verbraucher +</text:p>
          </draw:text-box>
        </draw:frame>
        <draw:frame draw:style-name="gr11" draw:text-style-name="P4" draw:layer="layout" svg:width="5.6cm" svg:height="1.673cm" draw:transform="rotate (1.5707963267949) translate (24.827cm 14.3cm)">
          <draw:text-box>
            <text:p>Verbraucher -</text:p>
          </draw:text-box>
        </draw:frame>
        <draw:line draw:style-name="gr12" draw:text-style-name="P7" draw:layer="layout" svg:x1="15.4cm" svg:y1="6.5cm" svg:x2="17.6cm" svg:y2="6.5cm">
          <text:p/>
        </draw:line>
        <draw:line draw:style-name="gr14" draw:text-style-name="P7" draw:layer="layout" svg:x1="4.2cm" svg:y1="6.4cm" svg:x2="4.2cm" svg:y2="16cm">
          <text:p/>
        </draw:line>
        <draw:line draw:style-name="gr15" draw:text-style-name="P7" draw:layer="layout" svg:x1="4.2cm" svg:y1="16cm" svg:x2="15.4cm" svg:y2="16cm">
          <text:p/>
        </draw:line>
        <draw:line draw:style-name="gr15" draw:text-style-name="P7" draw:layer="layout" svg:x1="15.4cm" svg:y1="6.5cm" svg:x2="15.4cm" svg:y2="16cm">
          <text:p/>
        </draw:line>
        <draw:line draw:style-name="gr15" draw:text-style-name="P7" draw:layer="layout" svg:x1="12.7cm" svg:y1="6.8cm" svg:x2="14.3cm" svg:y2="4.9cm">
          <text:p/>
        </draw:line>
        <draw:line draw:style-name="gr15" draw:text-style-name="P7" draw:layer="layout" svg:x1="24.6cm" svg:y1="6.7cm" svg:x2="26.2cm" svg:y2="4.9cm">
          <text:p/>
        </draw:line>
        <draw:line draw:style-name="gr15" draw:text-style-name="P7" draw:layer="layout" svg:x1="26.2cm" svg:y1="4.9cm" svg:x2="26.2cm" svg:y2="2.3cm">
          <text:p/>
        </draw:line>
        <draw:line draw:style-name="gr15" draw:text-style-name="P7" draw:layer="layout" svg:x1="14.276cm" svg:y1="4.895cm" svg:x2="14.276cm" svg:y2="2.295cm">
          <text:p/>
        </draw:line>
        <draw:line draw:style-name="gr15" draw:text-style-name="P7" draw:layer="layout" svg:x1="14.3cm" svg:y1="2.3cm" svg:x2="26.2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9:34:21.297300035</meta:creation-date>
    <dc:date>2018-11-22T20:11:45.863361465</dc:date>
    <meta:editing-duration>PT32M33S</meta:editing-duration>
    <meta:editing-cycles>10</meta:editing-cycles>
    <meta:generator>LibreOffice/6.0.7.3.0$Linux_X86_64 LibreOffice_project/00m0$Build-3</meta:generator>
    <meta:document-statistic meta:object-count="54"/>
  </office:meta>
</office:document-meta>
</file>